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ce47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LeetCode Link</text:p>
          </table:table-cell>
          <table:table-cell table:style-name="ce26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7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9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9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9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9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9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9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5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4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54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2" table:default-cell-style-name="ce42"/>
        <table:table-column table:style-name="co13" table:default-cell-style-name="ce42"/>
        <table:table-column table:style-name="co8" table:number-columns-repeated="16382"/>
        <table:table-row table:style-name="ro11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0. Subarray Sum Equals K</text:p>
          </table:table-cell>
          <table:table-cell table:style-name="ce56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25. Contiguous Array</text:p>
          </table:table-cell>
          <table:table-cell table:style-name="ce56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974. Subarray Sums Divisible by K</text:p>
          </table:table-cell>
          <table:table-cell table:style-name="ce56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6. Valid Sudoku</text:p>
          </table:table-cell>
          <table:table-cell table:style-name="ce56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28. Longest Consecutive Sequence</text:p>
          </table:table-cell>
          <table:table-cell table:style-name="ce56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5. 3Sum</text:p>
          </table:table-cell>
          <table:table-cell table:style-name="ce56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8. 4Sum</text:p>
          </table:table-cell>
          <table:table-cell table:style-name="ce56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80. Insert Delete GetRandom O(1)</text:p>
          </table:table-cell>
          <table:table-cell table:style-name="ce56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56" office:value-type="string" calcext:value-type="string">
            <text:p>3. Longest Substring Without Repeating Characters</text:p>
          </table:table-cell>
          <table:table-cell table:style-name="ce56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76. Minimum Window Substring</text:p>
          </table:table-cell>
          <table:table-cell table:style-name="ce56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7. Permutation in String</text:p>
          </table:table-cell>
          <table:table-cell table:style-name="ce56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38. Find All Anagrams in a String</text:p>
          </table:table-cell>
          <table:table-cell table:style-name="ce56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51. Sort Characters By Frequency</text:p>
          </table:table-cell>
          <table:table-cell table:style-name="ce56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692. Top K Frequent Words</text:p>
          </table:table-cell>
          <table:table-cell table:style-name="ce56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2. Happy Number</text:p>
          </table:table-cell>
          <table:table-cell table:style-name="ce56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90. Word Pattern</text:p>
          </table:table-cell>
          <table:table-cell table:style-name="ce56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5. Isomorphic Strings</text:p>
          </table:table-cell>
          <table:table-cell table:style-name="ce56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2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Focus Area</text:p>
          </table:table-cell>
          <table:table-cell table:style-name="ce26" office:value-type="string" calcext:value-type="string">
            <text:p>Topic / Problem</text:p>
          </table:table-cell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</table:table-row>
        <table:table-row table:style-name="ro1">
          <table:table-cell table:style-name="ce43" office:value-type="string" calcext:value-type="string">
            <text:p>12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Pair with Target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1" calcext:value-type="date">
            <text:p>11/11/25</text:p>
          </table:table-cell>
        </table:table-row>
        <table:table-row table:style-name="ro1">
          <table:table-cell table:style-name="ce43" office:value-type="string" calcext:value-type="string">
            <text:p>13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Remove Duplicates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2" calcext:value-type="date">
            <text:p>11/12/25</text:p>
          </table:table-cell>
        </table:table-row>
        <table:table-row table:style-name="ro1">
          <table:table-cell table:style-name="ce43" office:value-type="string" calcext:value-type="string">
            <text:p>14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Squaring a Sorted Array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table:style-name="ce43" office:value-type="string" calcext:value-type="string">
            <text:p>15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Triplet Sum to Zero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43" office:value-type="string" calcext:value-type="string">
            <text:p>19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Maximum Sum Subarray of Size K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0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Smallest Subarray with Given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1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Fruits into Baskets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table:style-name="ce43" office:value-type="string" calcext:value-type="string">
            <text:p>22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Longest Substring with K Distinct Characters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2" office:value-type="string" calcext:value-type="string">
            <text:p>Focus Topics( week 1 )</text:p>
          </table:table-cell>
          <table:table-cell table:style-name="ce52" office:value-type="string" calcext:value-type="string">
            <text:p>🎯 Focus Topics (week 2)</text:p>
          </table:table-cell>
          <table:table-cell table:style-name="ce52" office:value-type="string" calcext:value-type="string">
            <text:p>Focus Topics( week 3)</text:p>
          </table:table-cell>
          <table:table-cell table:style-name="ce52" office:value-type="string" calcext:value-type="string">
            <text:p>Focus Topics(week 4)</text:p>
          </table:table-cell>
          <table:table-cell table:style-name="ce5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9" office:value-type="string" calcext:value-type="string">
            <text:p>Array basics: traversal, prefix, suffix</text:p>
          </table:table-cell>
          <table:table-cell table:style-name="ce29" office:value-type="string" calcext:value-type="string">
            <text:p>Sliding Window (fixed + variable)</text:p>
          </table:table-cell>
          <table:table-cell table:style-name="ce29" office:value-type="string" calcext:value-type="string">
            <text:p>Interval merging &amp; insertion</text:p>
          </table:table-cell>
          <table:table-cell table:style-name="ce29" office:value-type="string" calcext:value-type="string">
            <text:p>Tree BFS / DFS</text:p>
          </table:table-cell>
          <table:table-cell table:style-name="ce2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9" office:value-type="string" calcext:value-type="string">
            <text:p>Two Pointer Pattern</text:p>
          </table:table-cell>
          <table:table-cell table:style-name="ce29" office:value-type="string" calcext:value-type="string">
            <text:p>Hash Map counting</text:p>
          </table:table-cell>
          <table:table-cell table:style-name="ce29" office:value-type="string" calcext:value-type="string">
            <text:p>Linked List cycle logic</text:p>
          </table:table-cell>
          <table:table-cell table:style-name="ce29" office:value-type="string" calcext:value-type="string">
            <text:p>Stack usage (balanced, next greater)</text:p>
          </table:table-cell>
          <table:table-cell table:style-name="ce2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9" office:value-type="string" calcext:value-type="string">
            <text:p>Basic Searching / Sorting (concepts only)</text:p>
          </table:table-cell>
          <table:table-cell table:style-name="ce29" office:value-type="string" calcext:value-type="string">
            <text:p>Frequency-based subarray problems</text:p>
          </table:table-cell>
          <table:table-cell table:style-name="ce29" office:value-type="string" calcext:value-type="string">
            <text:p>Range overlapping</text:p>
          </table:table-cell>
          <table:table-cell table:style-name="ce29" office:value-type="string" calcext:value-type="string">
            <text:p>Graph traversal (conceptually)</text:p>
          </table:table-cell>
          <table:table-cell table:style-name="ce29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8">00/00/0000</text:date>, <text:time style:data-style-name="N2" text:time-value="16:25:50.698209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28T17:17:58.291311840</dc:date>
    <meta:generator>LibreOffice/25.2.6.2$Linux_X86_64 LibreOffice_project/40d1a0e1d5bdf1afaeae24d9ece32bbb00fa66a4</meta:generator>
    <meta:editing-duration>P2DT17H50M37S</meta:editing-duration>
    <meta:editing-cycles>102</meta:editing-cycles>
    <meta:document-statistic meta:table-count="5" meta:cell-count="613" meta:object-count="0"/>
    <meta:user-defined meta:name="AppVersion">12.0000</meta:user-defined>
  </office:meta>
</office:document-meta>
</file>